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0299in" table:align="center"/>
    </style:style>
    <style:style style:name="Table2.A" style:family="table-column">
      <style:table-column-properties style:column-width="1.7097in"/>
    </style:style>
    <style:style style:name="Table2.B" style:family="table-column">
      <style:table-column-properties style:column-width="0.6535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0.7521in"/>
    </style:style>
    <style:style style:name="Table2.E" style:family="table-column">
      <style:table-column-properties style:column-width="0.8354in"/>
    </style:style>
    <style:style style:name="Table2.F" style:family="table-column">
      <style:table-column-properties style:column-width="0.8458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299in" table:align="center"/>
    </style:style>
    <style:style style:name="Table3.A" style:family="table-column">
      <style:table-column-properties style:column-width="1.7097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1.2333in"/>
    </style:style>
    <style:style style:name="Table3.D" style:family="table-column">
      <style:table-column-properties style:column-width="0.7521in"/>
    </style:style>
    <style:style style:name="Table3.E" style:family="table-column">
      <style:table-column-properties style:column-width="0.8354in"/>
    </style:style>
    <style:style style:name="Table3.F" style:family="table-column">
      <style:table-column-properties style:column-width="0.8458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0299in" table:align="center"/>
    </style:style>
    <style:style style:name="Table4.A" style:family="table-column">
      <style:table-column-properties style:column-width="1.7097in"/>
    </style:style>
    <style:style style:name="Table4.B" style:family="table-column">
      <style:table-column-properties style:column-width="0.6535in"/>
    </style:style>
    <style:style style:name="Table4.C" style:family="table-column">
      <style:table-column-properties style:column-width="1.2333in"/>
    </style:style>
    <style:style style:name="Table4.D" style:family="table-column">
      <style:table-column-properties style:column-width="0.7521in"/>
    </style:style>
    <style:style style:name="Table4.E" style:family="table-column">
      <style:table-column-properties style:column-width="0.8354in"/>
    </style:style>
    <style:style style:name="Table4.F" style:family="table-column">
      <style:table-column-properties style:column-width="0.8458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271in" fo:margin-left="0.0458in" table:align="left"/>
    </style:style>
    <style:style style:name="Table1.A" style:family="table-column">
      <style:table-column-properties style:column-width="1.3715in"/>
    </style:style>
    <style:style style:name="Table1.B" style:family="table-column">
      <style:table-column-properties style:column-width="2.6306in"/>
    </style:style>
    <style:style style:name="Table1.C" style:family="table-column">
      <style:table-column-properties style:column-width="2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language="en" fo:country="US"/>
    </style:style>
    <style:style style:name="P2" style:family="paragraph" style:parent-style-name="Text_20_body">
      <style:text-properties fo:language="en" fo:country="US" fo:font-style="normal" officeooo:rsid="007b3aa3" officeooo:paragraph-rsid="007b3aa3" style:font-style-asian="normal" style:font-style-complex="normal"/>
    </style:style>
    <style:style style:name="P3" style:family="paragraph" style:parent-style-name="Text_20_body">
      <style:text-properties fo:language="en" fo:country="US" fo:font-style="normal" officeooo:rsid="007b50e2" officeooo:paragraph-rsid="007b50e2" style:font-style-asian="normal" style:font-style-complex="normal"/>
    </style:style>
    <style:style style:name="P4" style:family="paragraph" style:parent-style-name="Text_20_body">
      <style:paragraph-properties fo:text-align="justify" style:justify-single-word="false"/>
      <style:text-properties fo:language="en" fo:country="US" fo:font-style="normal" fo:font-weight="normal" officeooo:rsid="007cc350" officeooo:paragraph-rsid="007cc350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officeooo:rsid="0068348c" officeooo:paragraph-rsid="0068348c"/>
    </style:style>
    <style:style style:name="P6" style:family="paragraph" style:parent-style-name="Text_20_body">
      <style:paragraph-properties fo:text-align="justify" style:justify-single-word="false"/>
      <style:text-properties officeooo:rsid="007a764f" officeooo:paragraph-rsid="007a764f"/>
    </style:style>
    <style:style style:name="P7" style:family="paragraph" style:parent-style-name="Text_20_body">
      <style:text-properties officeooo:rsid="007a764f" officeooo:paragraph-rsid="007a764f"/>
    </style:style>
    <style:style style:name="P8" style:family="paragraph" style:parent-style-name="Text_20_body">
      <style:paragraph-properties fo:text-align="justify" style:justify-single-word="false"/>
      <style:text-properties officeooo:rsid="007b3aa3" officeooo:paragraph-rsid="007b3aa3"/>
    </style:style>
    <style:style style:name="P9" style:family="paragraph" style:parent-style-name="Text_20_body">
      <style:text-properties officeooo:rsid="007b50e2" officeooo:paragraph-rsid="007b50e2"/>
    </style:style>
    <style:style style:name="P10" style:family="paragraph" style:parent-style-name="Text_20_body">
      <style:paragraph-properties fo:text-align="justify" style:justify-single-word="false"/>
      <style:text-properties officeooo:rsid="007e58bf" officeooo:paragraph-rsid="007e58bf"/>
    </style:style>
    <style:style style:name="P11" style:family="paragraph" style:parent-style-name="Text_20_body">
      <style:text-properties fo:font-weight="normal" officeooo:rsid="007e58bf" officeooo:paragraph-rsid="007e58bf" style:font-weight-asian="normal" style:font-weight-complex="normal"/>
    </style:style>
    <style:style style:name="P12" style:family="paragraph" style:parent-style-name="Heading">
      <style:paragraph-properties fo:text-align="center" style:justify-single-word="false"/>
      <style:text-properties fo:language="en" fo:country="US" officeooo:rsid="000ee65f" officeooo:paragraph-rsid="000ee65f"/>
    </style:style>
    <style:style style:name="P13" style:family="paragraph" style:parent-style-name="Heading">
      <style:paragraph-properties fo:text-align="center" style:justify-single-word="false"/>
      <style:text-properties fo:language="en" fo:country="US"/>
    </style:style>
    <style:style style:name="P14" style:family="paragraph" style:parent-style-name="Subtitle">
      <style:text-properties fo:language="en" fo:country="US" officeooo:rsid="000ee65f" officeooo:paragraph-rsid="000ee65f"/>
    </style:style>
    <style:style style:name="P15" style:family="paragraph" style:parent-style-name="Title">
      <style:paragraph-properties fo:text-align="center" style:justify-single-word="false"/>
      <style:text-properties fo:language="en" fo:country="US" officeooo:rsid="0068348c" officeooo:paragraph-rsid="0068348c"/>
    </style:style>
    <style:style style:name="P16" style:family="paragraph" style:parent-style-name="Table_20_Contents">
      <style:paragraph-properties fo:text-align="justify" style:justify-single-word="false"/>
      <style:text-properties officeooo:rsid="0078949f" officeooo:paragraph-rsid="0078949f"/>
    </style:style>
    <style:style style:name="P17" style:family="paragraph" style:parent-style-name="Table_20_Contents">
      <style:paragraph-properties fo:text-align="justify" style:justify-single-word="false"/>
      <style:text-properties officeooo:rsid="0078949f" officeooo:paragraph-rsid="007a764f"/>
    </style:style>
    <style:style style:name="P18" style:family="paragraph" style:parent-style-name="Table_20_Contents">
      <style:paragraph-properties fo:text-align="center" style:justify-single-word="false"/>
      <style:text-properties officeooo:rsid="0078949f" officeooo:paragraph-rsid="0078949f"/>
    </style:style>
    <style:style style:name="P19" style:family="paragraph" style:parent-style-name="Table_20_Contents">
      <style:paragraph-properties fo:text-align="end" style:justify-single-word="false"/>
      <style:text-properties officeooo:rsid="0078949f" officeooo:paragraph-rsid="0078949f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7e58bf" officeooo:paragraph-rsid="007e58bf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size="10pt" officeooo:rsid="007e58bf" officeooo:paragraph-rsid="007e58bf" style:font-size-asian="10pt" style:font-size-complex="10pt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7a764f" officeooo:paragraph-rsid="007a764f"/>
    </style:style>
    <style:style style:name="P23" style:family="paragraph" style:parent-style-name="Text_20_body" style:list-style-name="L2">
      <style:text-properties fo:language="en" fo:country="US" fo:font-style="normal" officeooo:rsid="007a764f" officeooo:paragraph-rsid="007a764f" style:font-style-asian="normal" style:font-style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fo:language="en" fo:country="US" fo:font-style="normal" officeooo:rsid="007cc350" officeooo:paragraph-rsid="007cc350" style:font-style-asian="normal" style:font-style-complex="normal"/>
    </style:style>
    <style:style style:name="P25" style:family="paragraph" style:parent-style-name="Text_20_body" style:list-style-name="L3">
      <style:paragraph-properties fo:text-align="justify" style:justify-single-word="false"/>
      <style:text-properties fo:language="en" fo:country="US" fo:font-style="normal" fo:font-weight="normal" officeooo:rsid="007cc350" officeooo:paragraph-rsid="007cc350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language="en" fo:country="US" fo:font-style="normal" fo:font-weight="normal" officeooo:rsid="00818e46" officeooo:paragraph-rsid="00818e46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paragraph-rsid="007e58bf"/>
    </style:style>
    <style:style style:name="P28" style:family="paragraph" style:parent-style-name="Heading_20_2">
      <style:paragraph-properties fo:text-align="justify" style:justify-single-word="false"/>
      <style:text-properties fo:language="en" fo:country="US" officeooo:rsid="0068348c" officeooo:paragraph-rsid="0068348c"/>
    </style:style>
    <style:style style:name="P29" style:family="paragraph" style:parent-style-name="Heading_20_2">
      <style:text-properties fo:language="en" fo:country="US" fo:font-style="normal" officeooo:rsid="007a764f" officeooo:paragraph-rsid="007a764f" style:font-style-asian="normal" style:font-style-complex="normal"/>
    </style:style>
    <style:style style:name="P30" style:family="paragraph" style:parent-style-name="Heading_20_2">
      <style:text-properties fo:language="en" fo:country="US" fo:font-style="normal" officeooo:rsid="0078949f" officeooo:paragraph-rsid="0078949f" style:font-style-asian="normal" style:font-style-complex="normal"/>
    </style:style>
    <style:style style:name="P31" style:family="paragraph" style:parent-style-name="Heading_20_2">
      <style:text-properties fo:language="en" fo:country="US" fo:font-style="normal" officeooo:rsid="0078dc58" officeooo:paragraph-rsid="0078dc58" style:font-style-asian="normal" style:font-style-complex="normal"/>
    </style:style>
    <style:style style:name="P32" style:family="paragraph" style:parent-style-name="Heading_20_2">
      <style:text-properties fo:font-weight="bold" officeooo:rsid="007e58bf" officeooo:paragraph-rsid="007e58bf" style:font-weight-asian="bold" style:font-weight-complex="bold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language="en" fo:country="US" fo:font-style="normal" officeooo:rsid="007a764f" style:font-style-asian="normal" style:font-style-complex="normal"/>
    </style:style>
    <style:style style:name="T3" style:family="text">
      <style:text-properties fo:language="en" fo:country="US" fo:font-style="normal" officeooo:rsid="007b801a" style:font-style-asian="normal" style:font-style-complex="normal"/>
    </style:style>
    <style:style style:name="T4" style:family="text">
      <style:text-properties fo:language="en" fo:country="US" fo:font-style="normal" officeooo:rsid="007cc350" style:font-style-asian="normal" style:font-style-complex="normal"/>
    </style:style>
    <style:style style:name="T5" style:family="text">
      <style:text-properties fo:language="en" fo:country="US" fo:font-style="normal" officeooo:rsid="0082d058" style:font-style-asian="normal" style:font-style-complex="normal"/>
    </style:style>
    <style:style style:name="T6" style:family="text">
      <style:text-properties fo:language="en" fo:country="US" fo:font-style="normal" officeooo:rsid="00834cb9" style:font-style-asian="normal" style:font-style-complex="normal"/>
    </style:style>
    <style:style style:name="T7" style:family="text">
      <style:text-properties officeooo:rsid="0056dc8f"/>
    </style:style>
    <style:style style:name="T8" style:family="text">
      <style:text-properties officeooo:rsid="0068348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015b0" style:font-weight-asian="normal" style:font-weight-complex="normal"/>
    </style:style>
    <style:style style:name="T11" style:family="text">
      <style:text-properties officeooo:rsid="0078949f"/>
    </style:style>
    <style:style style:name="T12" style:family="text">
      <style:text-properties officeooo:rsid="007a764f"/>
    </style:style>
    <style:style style:name="T13" style:family="text">
      <style:text-properties officeooo:rsid="007cc350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officeooo:rsid="008015b0"/>
    </style:style>
    <style:style style:name="T16" style:family="text">
      <style:text-properties officeooo:rsid="0082d058"/>
    </style:style>
    <style:style style:name="T17" style:family="text">
      <style:text-properties officeooo:rsid="00834cb9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1">Planning Search</text:span>: Heuristic Analysis</text:p>
      <text:p text:style-name="P14"><text:span text:style-name="T8">Artificial Intelligente </text:span>Nanodegree</text:p>
      <text:p text:style-name="P12">Celso Araujo</text:p>
      <text:p text:style-name="P13"><text:span text:style-name="T11">December 16</text:span>th, 201<text:span text:style-name="T7">7</text:span></text:p>
      <text:p text:style-name="P1"/>
      <text:h text:style-name="P28" text:outline-level="2">Introduction</text:h>
      <text:p text:style-name="P5">This report is a requirement of the “<text:span text:style-name="T12">Implement a Planning Search</text:span>” project included in Udacity's Artificial Intelligente Nanodegree. The project description, this report and all code, including code for my solution, can be found on my GitHub repository: <text:a xlink:type="simple" xlink:href="https://github.com/celsofaf/AIND-Planning">https://github.com/celsofaf/AIND-</text:a><text:a xlink:type="simple" xlink:href="https://github.com/celsofaf/AIND-Planning"><text:span text:style-name="T12">Planning</text:span></text:a>.</text:p>
      <text:p text:style-name="P6">The aim of the project is:</text:p>
      <text:list xml:id="list544967765445339305" text:style-name="L1">
        <text:list-item>
          <text:p text:style-name="P22">To complete two unfinished Python scripts which aim to implement planning search algorithms based on propositional logic;</text:p>
        </text:list-item>
        <text:list-item>
          <text:p text:style-name="P22">To run 5 algorithms on 3 planning search problems and write this very report on their performances.</text:p>
        </text:list-item>
      </text:list>
      <text:p text:style-name="P8">The planning search problems are instances of the classic Airport Cargo problem: cargoes, planes and airports (the entities of our problem) are provided, and one must move certain cargoes to certain airports using the planes according to certain rules and allowed actions.</text:p>
      <text:p text:style-name="P10">In the end, an optimal sequence of actions is provided for each problem.</text:p>
      <text:h text:style-name="P29" text:outline-level="2">Algorithms</text:h>
      <text:p text:style-name="P7"><text:span text:style-name="T1">According to the project instructions, </text:span><text:span text:style-name="T5">from</text:span><text:span text:style-name="T1"> the 5 algorithms to be tested, 3 are to be non-heuristic ones, and 2 of them are to be the A* search with two different heuristics. Two of the non-heuristic algorithms are already chosen on the project instructions, the third one being my choice, and the two A*-based algorithms are also previously chosen. So, the algorithms to be tested </text:span><text:span text:style-name="T3">here </text:span><text:span text:style-name="T1">are:</text:span></text:p>
      <text:list xml:id="list4072479627523831205" text:style-name="L2">
        <text:list-item>
          <text:p text:style-name="P23">Breadth-first search <text:span text:style-name="T17">(BFS)</text:span></text:p>
        </text:list-item>
        <text:list-item>
          <text:p text:style-name="P23">Depth-first graph search <text:span text:style-name="T17">(DFS)</text:span></text:p>
        </text:list-item>
        <text:list-item>
          <text:p text:style-name="P23">Uniform cost search (this one is my choice) <text:span text:style-name="T17">(UCS)</text:span></text:p>
        </text:list-item>
        <text:list-item>
          <text:p text:style-name="P23">A* with ignore preconditions heuristic <text:span text:style-name="T17">(A* ignore)</text:span></text:p>
        </text:list-item>
        <text:list-item>
          <text:p text:style-name="P23">A* with plangraph levelsum heuristic <text:span text:style-name="T17">(A* levelsum)</text:span></text:p>
        </text:list-item>
      </text:list>
      <text:p text:style-name="P2">The aim of every algorithm is to provide an optimal plan for each problem.</text:p>
      <text:h text:style-name="P30" text:outline-level="2">Problem 1</text:h>
      <text:p text:style-name="P2">This is a problem with 2 cargoes, 2 planes and 2 airports. The initial state has 4 positive sentences and 8 negative sentences. The goal has 2 sentences. So, by summing it all, I could say the total size of this problem is 20.</text:p>
      <text:p text:style-name="P2">The table below shows the results found for this problem by each algorithm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18">Method</text:p>
          </table:table-cell>
          <table:table-cell table:style-name="Table2.B1" office:value-type="string">
            <text:p text:style-name="P18">Time (s)</text:p>
          </table:table-cell>
          <table:table-cell table:style-name="Table2.C1" office:value-type="string">
            <text:p text:style-name="P18">Node expansions</text:p>
          </table:table-cell>
          <table:table-cell table:style-name="Table2.D1" office:value-type="string">
            <text:p text:style-name="P18">Goal tests</text:p>
          </table:table-cell>
          <table:table-cell table:style-name="Table2.E1" office:value-type="string">
            <text:p text:style-name="P18">New nodes</text:p>
          </table:table-cell>
          <table:table-cell table:style-name="Table2.F1" office:value-type="string">
            <text:p text:style-name="P18">Plan length</text:p>
          </table:table-cell>
        </table:table-row>
        <table:table-row>
          <table:table-cell table:style-name="Table2.A2" office:value-type="string">
            <text:p text:style-name="P17"><text:span text:style-name="T2">Breadth</text:span>-first search</text:p>
          </table:table-cell>
          <table:table-cell table:style-name="Table2.B5" office:value-type="string">
            <text:p text:style-name="P19">0.04</text:p>
          </table:table-cell>
          <table:table-cell table:style-name="Table2.C2" office:value-type="string">
            <text:p text:style-name="P19">43</text:p>
          </table:table-cell>
          <table:table-cell table:style-name="Table2.D2" office:value-type="string">
            <text:p text:style-name="P19">56</text:p>
          </table:table-cell>
          <table:table-cell table:style-name="Table2.E2" office:value-type="string">
            <text:p text:style-name="P19">180</text:p>
          </table:table-cell>
          <table:table-cell table:style-name="Table2.F2" office:value-type="string">
            <text:p text:style-name="P19">6</text:p>
          </table:table-cell>
        </table:table-row>
        <table:table-row>
          <table:table-cell table:style-name="Table2.A3" office:value-type="string">
            <text:p text:style-name="P16">Depth-first graph search</text:p>
          </table:table-cell>
          <table:table-cell table:style-name="Table2.B5" office:value-type="string">
            <text:p text:style-name="P19">0.02</text:p>
          </table:table-cell>
          <table:table-cell table:style-name="Table2.C3" office:value-type="string">
            <text:p text:style-name="P19">21</text:p>
          </table:table-cell>
          <table:table-cell table:style-name="Table2.D3" office:value-type="string">
            <text:p text:style-name="P19">22</text:p>
          </table:table-cell>
          <table:table-cell table:style-name="Table2.E3" office:value-type="string">
            <text:p text:style-name="P19">84</text:p>
          </table:table-cell>
          <table:table-cell table:style-name="Table2.F3" office:value-type="string">
            <text:p text:style-name="P19">20</text:p>
          </table:table-cell>
        </table:table-row>
        <table:table-row>
          <table:table-cell table:style-name="Table2.A4" office:value-type="string">
            <text:p text:style-name="P16">Uniform cost search</text:p>
          </table:table-cell>
          <table:table-cell table:style-name="Table2.B5" office:value-type="string">
            <text:p text:style-name="P19">0.05</text:p>
          </table:table-cell>
          <table:table-cell table:style-name="Table2.C4" office:value-type="string">
            <text:p text:style-name="P19">55</text:p>
          </table:table-cell>
          <table:table-cell table:style-name="Table2.D4" office:value-type="string">
            <text:p text:style-name="P19">57</text:p>
          </table:table-cell>
          <table:table-cell table:style-name="Table2.E4" office:value-type="string">
            <text:p text:style-name="P19">224</text:p>
          </table:table-cell>
          <table:table-cell table:style-name="Table2.F4" office:value-type="string">
            <text:p text:style-name="P19">6</text:p>
          </table:table-cell>
        </table:table-row>
        <table:table-row>
          <table:table-cell table:style-name="Table2.A5" office:value-type="string">
            <text:p text:style-name="P16"><text:span text:style-name="T12">A*</text:span> ignore preconditions</text:p>
          </table:table-cell>
          <table:table-cell table:style-name="Table2.B5" office:value-type="string">
            <text:p text:style-name="P19">0.05</text:p>
          </table:table-cell>
          <table:table-cell table:style-name="Table2.C5" office:value-type="string">
            <text:p text:style-name="P19">41</text:p>
          </table:table-cell>
          <table:table-cell table:style-name="Table2.D5" office:value-type="string">
            <text:p text:style-name="P19">43</text:p>
          </table:table-cell>
          <table:table-cell table:style-name="Table2.E5" office:value-type="string">
            <text:p text:style-name="P19">170</text:p>
          </table:table-cell>
          <table:table-cell table:style-name="Table2.F5" office:value-type="string">
            <text:p text:style-name="P19">6</text:p>
          </table:table-cell>
        </table:table-row>
        <table:table-row>
          <table:table-cell table:style-name="Table2.A6" office:value-type="string">
            <text:p text:style-name="P16"><text:span text:style-name="T12">A*</text:span> plangraph levelsum</text:p>
          </table:table-cell>
          <table:table-cell table:style-name="Table2.B6" office:value-type="string">
            <text:p text:style-name="P19">1.41</text:p>
          </table:table-cell>
          <table:table-cell table:style-name="Table2.C6" office:value-type="string">
            <text:p text:style-name="P19">55</text:p>
          </table:table-cell>
          <table:table-cell table:style-name="Table2.D6" office:value-type="string">
            <text:p text:style-name="P19">57</text:p>
          </table:table-cell>
          <table:table-cell table:style-name="Table2.E6" office:value-type="string">
            <text:p text:style-name="P19">224</text:p>
          </table:table-cell>
          <table:table-cell table:style-name="Table2.F6" office:value-type="string">
            <text:p text:style-name="P19">6</text:p>
          </table:table-cell>
        </table:table-row>
      </table:table>
      <text:p text:style-name="P2">All algorithms ran very quickly on my laptop, with all but one running on a fraction of a second. A* levelsum took considerably more time than the other ones, but still it ran within 2 seconds, which is close to nothing.</text:p>
      <text:p text:style-name="P2"><text:span text:style-name="T17">DFS</text:span> search yields the highest plan length of 20, with all other algorithms providing plan lenghts of 6.</text:p>
      <text:p text:style-name="P9"><text:span text:style-name="T1">The “new nodes” column provides a rough estimate of the memory size used by the algorithm: the more new nodes were created, the more memory was used. So, to this regard, </text:span><text:span text:style-name="T6">UCS</text:span><text:span text:style-name="T1"> and A* <text:s/>levelsum were the least memory efficient algorithms, with </text:span><text:span text:style-name="T6">DFS</text:span><text:span text:style-name="T1"> being the more memory efficient – </text:span><text:span text:style-name="T4">even if it provided the biggest plan length</text:span><text:span text:style-name="T1">.</text:span></text:p>
      <text:h text:style-name="P30" text:outline-level="2">Problem 2</text:h>
      <text:p text:style-name="P2">This is a problem with 3 cargoes, 3 planes and 3 airports. The initial state has 6 positive sentences and 21 negative sentences. The goal has 3 sentences. So, by summing it all, I could say the total size of this problem is 39.</text:p>
      <text:p text:style-name="P2">The table below shows the results found for this problem by each algorithm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8">Method</text:p>
          </table:table-cell>
          <table:table-cell table:style-name="Table3.B1" office:value-type="string">
            <text:p text:style-name="P18">Time (s)</text:p>
          </table:table-cell>
          <table:table-cell table:style-name="Table3.C1" office:value-type="string">
            <text:p text:style-name="P18">Node expansions</text:p>
          </table:table-cell>
          <table:table-cell table:style-name="Table3.D1" office:value-type="string">
            <text:p text:style-name="P18">Goal tests</text:p>
          </table:table-cell>
          <table:table-cell table:style-name="Table3.E1" office:value-type="string">
            <text:p text:style-name="P18">New nodes</text:p>
          </table:table-cell>
          <table:table-cell table:style-name="Table3.F1" office:value-type="string">
            <text:p text:style-name="P18">Plan length</text:p>
          </table:table-cell>
        </table:table-row>
        <table:table-row>
          <table:table-cell table:style-name="Table3.A2" office:value-type="string">
            <text:p text:style-name="P17"><text:span text:style-name="T2">Breadth</text:span>-first search</text:p>
          </table:table-cell>
          <table:table-cell table:style-name="Table3.B5" office:value-type="string">
            <text:p text:style-name="P19">19.4</text:p>
          </table:table-cell>
          <table:table-cell table:style-name="Table3.C2" office:value-type="string">
            <text:p text:style-name="P19">3343</text:p>
          </table:table-cell>
          <table:table-cell table:style-name="Table3.D2" office:value-type="string">
            <text:p text:style-name="P19">4609</text:p>
          </table:table-cell>
          <table:table-cell table:style-name="Table3.E2" office:value-type="string">
            <text:p text:style-name="P19">30509</text:p>
          </table:table-cell>
          <table:table-cell table:style-name="Table3.F2" office:value-type="string">
            <text:p text:style-name="P19">9</text:p>
          </table:table-cell>
        </table:table-row>
        <table:table-row>
          <table:table-cell table:style-name="Table3.A3" office:value-type="string">
            <text:p text:style-name="P16">Depth-first graph search</text:p>
          </table:table-cell>
          <table:table-cell table:style-name="Table3.B5" office:value-type="string">
            <text:p text:style-name="P19">5.00</text:p>
          </table:table-cell>
          <table:table-cell table:style-name="Table3.C3" office:value-type="string">
            <text:p text:style-name="P19">624</text:p>
          </table:table-cell>
          <table:table-cell table:style-name="Table3.D3" office:value-type="string">
            <text:p text:style-name="P19">625</text:p>
          </table:table-cell>
          <table:table-cell table:style-name="Table3.E3" office:value-type="string">
            <text:p text:style-name="P19">5602</text:p>
          </table:table-cell>
          <table:table-cell table:style-name="Table3.F3" office:value-type="string">
            <text:p text:style-name="P19">619</text:p>
          </table:table-cell>
        </table:table-row>
        <table:table-row>
          <table:table-cell table:style-name="Table3.A4" office:value-type="string">
            <text:p text:style-name="P16">Uniform cost search</text:p>
          </table:table-cell>
          <table:table-cell table:style-name="Table3.B5" office:value-type="string">
            <text:p text:style-name="P19">19.6</text:p>
          </table:table-cell>
          <table:table-cell table:style-name="Table3.C4" office:value-type="string">
            <text:p text:style-name="P19">4852</text:p>
          </table:table-cell>
          <table:table-cell table:style-name="Table3.D4" office:value-type="string">
            <text:p text:style-name="P19">4854</text:p>
          </table:table-cell>
          <table:table-cell table:style-name="Table3.E4" office:value-type="string">
            <text:p text:style-name="P19">44030</text:p>
          </table:table-cell>
          <table:table-cell table:style-name="Table3.F4" office:value-type="string">
            <text:p text:style-name="P19">9</text:p>
          </table:table-cell>
        </table:table-row>
        <table:table-row>
          <table:table-cell table:style-name="Table3.A5" office:value-type="string">
            <text:p text:style-name="P16"><text:span text:style-name="T12">A*</text:span> ignore preconditions</text:p>
          </table:table-cell>
          <table:table-cell table:style-name="Table3.B5" office:value-type="string">
            <text:p text:style-name="P19">6.15</text:p>
          </table:table-cell>
          <table:table-cell table:style-name="Table3.C5" office:value-type="string">
            <text:p text:style-name="P19">1450</text:p>
          </table:table-cell>
          <table:table-cell table:style-name="Table3.D5" office:value-type="string">
            <text:p text:style-name="P19">1452</text:p>
          </table:table-cell>
          <table:table-cell table:style-name="Table3.E5" office:value-type="string">
            <text:p text:style-name="P19">13303</text:p>
          </table:table-cell>
          <table:table-cell table:style-name="Table3.F5" office:value-type="string">
            <text:p text:style-name="P19">9</text:p>
          </table:table-cell>
        </table:table-row>
        <table:table-row>
          <table:table-cell table:style-name="Table3.A6" office:value-type="string">
            <text:p text:style-name="P16"><text:span text:style-name="T12">A*</text:span> plangraph levelsum</text:p>
          </table:table-cell>
          <table:table-cell table:style-name="Table3.B6" office:value-type="string">
            <text:p text:style-name="P19">976</text:p>
          </table:table-cell>
          <table:table-cell table:style-name="Table3.C6" office:value-type="string">
            <text:p text:style-name="P19">4471</text:p>
          </table:table-cell>
          <table:table-cell table:style-name="Table3.D6" office:value-type="string">
            <text:p text:style-name="P19">4473</text:p>
          </table:table-cell>
          <table:table-cell table:style-name="Table3.E6" office:value-type="string">
            <text:p text:style-name="P19">40440</text:p>
          </table:table-cell>
          <table:table-cell table:style-name="Table3.F6" office:value-type="string">
            <text:p text:style-name="P19">9</text:p>
          </table:table-cell>
        </table:table-row>
      </table:table>
      <text:p text:style-name="P2">Again, all algorithms were rather quick, running in under 20 seconds, except for A* levelsum, which was more than 50 times slower than the second slower one.</text:p>
      <text:p text:style-name="P2">And again, <text:span text:style-name="T17">DFS</text:span> provided the longest plan, an unbelievable plan of length 619, against length 9 from all the other ones.</text:p>
      <text:p text:style-name="P3">Using new nodes as a measure of memory usage, again <text:span text:style-name="T17">UCS</text:span> was the least efficient, with A* levelsum on a close second place. And, again, <text:span text:style-name="T17">DFS</text:span> was the most efficient to this regard, by a <text:span text:style-name="T13">large</text:span> margin.</text:p>
      <text:h text:style-name="P30" text:outline-level="2">Problem 3</text:h>
      <text:p text:style-name="P2">This is a problem with 4 cargoes, 2 planes and 4 airports. The initial state has 6 positive sentences and 26 negative sentences. The goal has 4 sentences. So, by summing it all, I could say the total size of this problem is 46.</text:p>
      <text:p text:style-name="P2">The table below shows the results found for this problem by each algorithm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8">Method</text:p>
          </table:table-cell>
          <table:table-cell table:style-name="Table4.B1" office:value-type="string">
            <text:p text:style-name="P18">Time (s)</text:p>
          </table:table-cell>
          <table:table-cell table:style-name="Table4.C1" office:value-type="string">
            <text:p text:style-name="P18">Node expansions</text:p>
          </table:table-cell>
          <table:table-cell table:style-name="Table4.D1" office:value-type="string">
            <text:p text:style-name="P18">Goal tests</text:p>
          </table:table-cell>
          <table:table-cell table:style-name="Table4.E1" office:value-type="string">
            <text:p text:style-name="P18">New nodes</text:p>
          </table:table-cell>
          <table:table-cell table:style-name="Table4.F1" office:value-type="string">
            <text:p text:style-name="P18">Plan length</text:p>
          </table:table-cell>
        </table:table-row>
        <table:table-row>
          <table:table-cell table:style-name="Table4.A2" office:value-type="string">
            <text:p text:style-name="P17"><text:span text:style-name="T2">Breadth</text:span>-first search</text:p>
          </table:table-cell>
          <table:table-cell table:style-name="Table4.B5" office:value-type="string">
            <text:p text:style-name="P19">162</text:p>
          </table:table-cell>
          <table:table-cell table:style-name="Table4.C2" office:value-type="string">
            <text:p text:style-name="P19">14663</text:p>
          </table:table-cell>
          <table:table-cell table:style-name="Table4.D2" office:value-type="string">
            <text:p text:style-name="P19">18098</text:p>
          </table:table-cell>
          <table:table-cell table:style-name="Table4.E2" office:value-type="string">
            <text:p text:style-name="P19">129631</text:p>
          </table:table-cell>
          <table:table-cell table:style-name="Table4.F2" office:value-type="string">
            <text:p text:style-name="P19">12</text:p>
          </table:table-cell>
        </table:table-row>
        <text:soft-page-break/>
        <table:table-row>
          <table:table-cell table:style-name="Table4.A3" office:value-type="string">
            <text:p text:style-name="P16">Depth-first graph search</text:p>
          </table:table-cell>
          <table:table-cell table:style-name="Table4.B5" office:value-type="string">
            <text:p text:style-name="P19">2.55</text:p>
          </table:table-cell>
          <table:table-cell table:style-name="Table4.C3" office:value-type="string">
            <text:p text:style-name="P19">408</text:p>
          </table:table-cell>
          <table:table-cell table:style-name="Table4.D3" office:value-type="string">
            <text:p text:style-name="P19">409</text:p>
          </table:table-cell>
          <table:table-cell table:style-name="Table4.E3" office:value-type="string">
            <text:p text:style-name="P19">3364</text:p>
          </table:table-cell>
          <table:table-cell table:style-name="Table4.F3" office:value-type="string">
            <text:p text:style-name="P19">392</text:p>
          </table:table-cell>
        </table:table-row>
        <table:table-row>
          <table:table-cell table:style-name="Table4.A4" office:value-type="string">
            <text:p text:style-name="P16">Uniform cost search</text:p>
          </table:table-cell>
          <table:table-cell table:style-name="Table4.B5" office:value-type="string">
            <text:p text:style-name="P19">77.5</text:p>
          </table:table-cell>
          <table:table-cell table:style-name="Table4.C4" office:value-type="string">
            <text:p text:style-name="P19">18235</text:p>
          </table:table-cell>
          <table:table-cell table:style-name="Table4.D4" office:value-type="string">
            <text:p text:style-name="P19">18237</text:p>
          </table:table-cell>
          <table:table-cell table:style-name="Table4.E4" office:value-type="string">
            <text:p text:style-name="P19">159716</text:p>
          </table:table-cell>
          <table:table-cell table:style-name="Table4.F4" office:value-type="string">
            <text:p text:style-name="P19">12</text:p>
          </table:table-cell>
        </table:table-row>
        <table:table-row>
          <table:table-cell table:style-name="Table4.A5" office:value-type="string">
            <text:p text:style-name="P16"><text:span text:style-name="T12">A*</text:span> ignore preconditions</text:p>
          </table:table-cell>
          <table:table-cell table:style-name="Table4.B5" office:value-type="string">
            <text:p text:style-name="P19">24.3</text:p>
          </table:table-cell>
          <table:table-cell table:style-name="Table4.C5" office:value-type="string">
            <text:p text:style-name="P19">5040</text:p>
          </table:table-cell>
          <table:table-cell table:style-name="Table4.D5" office:value-type="string">
            <text:p text:style-name="P19">5042</text:p>
          </table:table-cell>
          <table:table-cell table:style-name="Table4.E5" office:value-type="string">
            <text:p text:style-name="P19">44944</text:p>
          </table:table-cell>
          <table:table-cell table:style-name="Table4.F5" office:value-type="string">
            <text:p text:style-name="P19">12</text:p>
          </table:table-cell>
        </table:table-row>
        <table:table-row>
          <table:table-cell table:style-name="Table4.A6" office:value-type="string">
            <text:p text:style-name="P16"><text:span text:style-name="T12">A*</text:span> plangraph levelsum</text:p>
          </table:table-cell>
          <table:table-cell table:style-name="Table4.B6" office:value-type="string">
            <text:p text:style-name="P19">5860</text:p>
          </table:table-cell>
          <table:table-cell table:style-name="Table4.C6" office:value-type="string">
            <text:p text:style-name="P19">12626</text:p>
          </table:table-cell>
          <table:table-cell table:style-name="Table4.D6" office:value-type="string">
            <text:p text:style-name="P19">12628</text:p>
          </table:table-cell>
          <table:table-cell table:style-name="Table4.E6" office:value-type="string">
            <text:p text:style-name="P19">111961</text:p>
          </table:table-cell>
          <table:table-cell table:style-name="Table4.F6" office:value-type="string">
            <text:p text:style-name="P19">12</text:p>
          </table:table-cell>
        </table:table-row>
      </table:table>
      <text:p text:style-name="P3">Here we have a similar situation as we had on the other problems: A* levelsum algorithm <text:span text:style-name="T15">takes</text:span> much more time than the other ones – but now <text:span text:style-name="T17">BFS</text:span> also starts to <text:span text:style-name="T15">detach</text:span> a little –; <text:span text:style-name="T17">DFS</text:span> provid<text:span text:style-name="T15">es</text:span> the longest plan by a large margin; and <text:span text:style-name="T17">UCS</text:span> <text:span text:style-name="T15">is</text:span> the least efficient memory-wise, but now with <text:span text:style-name="T17">BFS</text:span> on a close second place, A* levelsum on third and, by a large margin, <text:span text:style-name="T17">DFS</text:span> being the most efficient.</text:p>
      <text:h text:style-name="P31" text:outline-level="2">Comments and conclusion</text:h>
      <text:p text:style-name="P4">All algorithms were successful on providing a feasible plan to reach the proposed goals for each problem. But it doesn't mean they were equally succes<text:span text:style-name="T15">s</text:span>ful:</text:p>
      <text:list xml:id="list5044364587715540170" text:style-name="L3">
        <text:list-item>
          <text:p text:style-name="P25"><text:span text:style-name="T17">DFS</text:span> was always the quickest algorithm and the one with the least number of node expansions. So, it is obviously a strong contender: very fast and very memory efficient. But it comes with a big “but”: it always yields the longest plan, and always by a large margin. So, it's not optimal. For example: for Problem 2, all cargoes can be delivered to their right destinations with only 9 actions, if you choose any other algorithm; but, using depth-first search, you will need to take more than 600 actions. No, no, no. I <text:span text:style-name="T15">wouldn't</text:span> ch<text:span text:style-name="T15">o</text:span>ose <text:span text:style-name="T15">it </text:span>to solve a real-life problem. The solution <text:span text:style-name="T15">cost </text:span>may be outrageous!</text:p>
        </text:list-item>
        <text:list-item>
          <text:p text:style-name="P24"><text:span text:style-name="T9">A* ignore preconditions always ran on a reasonable time (always raking in 2</text:span><text:span text:style-name="T14">nd</text:span><text:span text:style-name="T9"> by a fair margin, except perhaps for Problem 1, but </text:span><text:span text:style-name="T10">we can claim </text:span><text:span text:style-name="T9">a technical tie there) and is also quite memory-efficient, ranking in 2</text:span><text:span text:style-name="T14">nd</text:span><text:span text:style-name="T9"> on every problem. It also provided an optimal plan, when you check into the plan lengths, for each problem. So, this algorithm would be my choice to solve a real life problem.</text:span></text:p>
        </text:list-item>
        <text:list-item>
          <text:p text:style-name="P25">On a fictitious world where I had never met A* ignore preconditions, both <text:span text:style-name="T17">BFS</text:span> and <text:span text:style-name="T17">UCS</text:span> could be viable contenders. Looking over Problem 3, they show an interesting <text:span text:style-name="T15">trade-off</text:span> between speed and memory: <text:span text:style-name="T17">BFS</text:span> uses less memory, but is slower. Both provided optimal solutions for our plans.</text:p>
        </text:list-item>
        <text:list-item>
          <text:p text:style-name="P25">A* plangraph levelsum can be safely ignored, as it is just too slow for a general purpose algorithm. Maybe it could be efficient on some specific kind of problem? I don't know.</text:p>
        </text:list-item>
      </text:list>
      <text:p text:style-name="P26"><text:span text:style-name="T17">BFS </text:span>and <text:span text:style-name="T17">UCS</text:span> will always provide an optimal solution. The same is true for A*, as long as the underlying heuristic function is consistent <text:span text:style-name="T16">(roughly speaking: as long as it satisfies the triangular inequality). This is the case of both A* algorithms tested here.</text:span> <text:span text:style-name="T16">Chapter 3 of </text:span>Artificial Intelligence: a Modern Approach, by Norvig and Russel, 3rd edition, <text:span text:style-name="T16">explains this in detail.</text:span></text:p>
      <text:h text:style-name="P32" text:outline-level="2">Optimal plans for each problem</text:h>
      <text:p text:style-name="P11">For each problem, the plan provided by the A* ignore preconditions algorithm – the one I chose as “best” – will be shown here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Problem 1</text:p>
          </table:table-cell>
          <table:table-cell table:style-name="Table1.B1" office:value-type="string">
            <text:p text:style-name="P20">Problem 2</text:p>
          </table:table-cell>
          <table:table-cell table:style-name="Table1.C1" office:value-type="string">
            <text:p text:style-name="P20">Problem 3</text:p>
          </table:table-cell>
        </table:table-row>
        <table:table-row>
          <table:table-cell table:style-name="Table1.A2" office:value-type="string">
            <text:p text:style-name="P21">Fly(P1, SFO, JFK) </text:p>
            <text:p text:style-name="P21">Unload(C1, P1, JFK) </text:p>
            <text:p text:style-name="P21">Load(C2, P2, JFK) </text:p>
            <text:p text:style-name="P21">Fly(P2, JFK, SFO) </text:p>
            <text:p text:style-name="P21">Unload(C2, P2, SFO)</text:p>
          </table:table-cell>
          <table:table-cell table:style-name="Table1.B2" office:value-type="string">
            <text:section text:style-name="Sect1" text:name="Section2">
              <text:p text:style-name="P21">Load(C3, P3, ATL)</text:p>
              <text:p text:style-name="P21">Fly(P3, ATL, SFO)</text:p>
              <text:p text:style-name="P21">Unload(C3, P3, SFO)</text:p>
              <text:p text:style-name="P21">Load(C1, P1, SFO)</text:p>
              <text:p text:style-name="P21">Fly(P1, SFO, JFK)</text:p>
              <text:p text:style-name="P21">Unload(C1, P1, JFK)</text:p>
              <text:p text:style-name="P21">Load(C2, P2, JFK)</text:p>
              <text:p text:style-name="P21">Fly(P2, JFK, SFO)</text:p>
              <text:p text:style-name="P21">Unload(C2, P2, SFO)</text:p>
            </text:section>
          </table:table-cell>
          <table:table-cell table:style-name="Table1.C2" office:value-type="string">
            <text:section text:style-name="Sect1" text:name="Section1">
              <text:p text:style-name="P21">Load(C1, P1, SFO)</text:p>
              <text:p text:style-name="P21">Load(C2, P2, JFK)</text:p>
              <text:p text:style-name="P21">Fly(P1, SFO, ATL)</text:p>
              <text:p text:style-name="P21">Load(C3, P1, ATL)</text:p>
              <text:p text:style-name="P21">Fly(P2, JFK, ORD)</text:p>
              <text:p text:style-name="P21">Load(C4, P2, ORD)</text:p>
              <text:p text:style-name="P21">Fly(P2, ORD, SFO)</text:p>
              <text:p text:style-name="P21">Fly(P1, ATL, JFK)</text:p>
              <text:p text:style-name="P21">Unload(C4, P2, SFO)</text:p>
              <text:p text:style-name="P21">Unload(C3, P1, JFK)</text:p>
              <text:p text:style-name="P21">Unload(C1, P1, JFK)</text:p>
              <text:p text:style-name="P21">Unload(C2, P2, SFO)</text:p>
            </text:section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justify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2H49M15S</meta:editing-duration>
    <meta:editing-cycles>77</meta:editing-cycles>
    <meta:generator>LibreOffice/4.2.8.2$Linux_X86_64 LibreOffice_project/420m0$Build-2</meta:generator>
    <dc:date>2017-12-16T19:14:04.794139196</dc:date>
    <dc:creator>Celso Araujo</dc:creator>
    <meta:document-statistic meta:table-count="4" meta:image-count="0" meta:object-count="0" meta:page-count="3" meta:paragraph-count="181" meta:word-count="1327" meta:character-count="7525" meta:non-whitespace-character-count="6381"/>
    <meta:user-defined meta:name="Info 1"/>
    <meta:user-defined meta:name="Info 2"/>
    <meta:user-defined meta:name="Info 3"/>
    <meta:user-defined meta:name="Info 4"/>
  </office:meta>
</office:document-meta>
</file>